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17185b" officeooo:paragraph-rsid="0017185b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17185b" officeooo:paragraph-rsid="0017185b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19f1ca" officeooo:paragraph-rsid="0019f1ca" style:font-size-asian="12pt" style:font-size-complex="12pt"/>
    </style:style>
    <style:style style:name="T1" style:family="text">
      <style:text-properties officeooo:rsid="0017dc55"/>
    </style:style>
    <style:style style:name="T2" style:family="text">
      <style:text-properties officeooo:rsid="0019ab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all Notes on Results:</text:p>
      <text:p text:style-name="P1"/>
      <text:p text:style-name="P1">All</text:p>
      <text:p text:style-name="P1">Large disparity between SM (just 57% acc) and EF (93% acc)</text:p>
      <text:p text:style-name="P1">EF probably too optimistic due to topic influence</text:p>
      <text:p text:style-name="P1">With approx. 1000 sample from EF we already surpass performance on SM!</text:p>
      <text:p text:style-name="P1"/>
      <text:p text:style-name="P1">Mean sent length (in char num) makes no difference</text:p>
      <text:p text:style-name="P1">→<text:span text:style-name="T1"> When using only that as feature, performance consistently below baseline!</text:span></text:p>
      <text:p text:style-name="P1">→<text:span text:style-name="T1"> Maybe would work if data were more balanced (?)</text:span></text:p>
      <text:p text:style-name="P1">Maybe gets ‘eclipsed’ by high-dim word/char features? →<text:span text:style-name="T2"> doesn’t seem so, it’s just not useful...</text:span></text:p>
      <text:p text:style-name="P1"/>
      <text:p text:style-name="P1"/>
      <text:p text:style-name="P1">SM</text:p>
      <text:p text:style-name="P1">Dim reduction (using LSA bzw. TruncatedSVD) not good :/</text:p>
      <text:p text:style-name="P1">tested 100 and 1000 components. → not enough, high memory-load</text:p>
      <text:p text:style-name="P1"/>
      <text:p text:style-name="P1">EF</text:p>
      <text:p text:style-name="P1">Normalising sample len is definitely good!</text:p>
      <text:p text:style-name="P1">Abstraction with nouns for (1,3 – grams) good</text:p>
      <text:p text:style-name="P1"/>
      <text:p text:style-name="P1">Mixed-data</text:p>
      <text:p text:style-name="P1">Not good, better than SM, but generally closer to SM than EF (60s acc.)</text:p>
      <text:p text:style-name="P1"/>
      <text:p text:style-name="P1">Cross-domain</text:p>
      <text:p text:style-name="P1">Very bad</text:p>
      <text:p text:style-name="P1">TRAIN sm, TEST ef: bad, but expected.</text:p>
      <text:p text:style-name="P1">TRAIN ef, TEST sm: slightly better but much worse than expected. Unexpected: truly low levels classified as higher levels!</text:p>
      <text:p text:style-name="P1"/>
      <text:p text:style-name="P3">For some reason C1 yields significantly better results, when trained on EF and tested on SM</text:p>
      <text:p text:style-name="P3">- surprising because C1 is not the most frequent class in TRAIN, i.e. EF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16:02:01.907714705</dc:date>
    <meta:editing-duration>PT41M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89" meta:character-count="1107" meta:non-whitespace-character-count="940"/>
  </office:meta>
</office:document-meta>
</file>